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1adb0b"/>
    </style:style>
    <style:style style:name="P3" style:family="paragraph" style:parent-style-name="Standard">
      <style:text-properties officeooo:rsid="001adb0b" officeooo:paragraph-rsid="001adb0b"/>
    </style:style>
    <style:style style:name="P4" style:family="paragraph" style:parent-style-name="Standard">
      <style:text-properties officeooo:rsid="001adc76" officeooo:paragraph-rsid="001adc7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e2d3e" officeooo:paragraph-rsid="001e2d3e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}</text:p>
      <text:p text:style-name="P1"/>
      <text:p text:style-name="P1"/>
      <text:p text:style-name="P1"/>
      <text:p text:style-name="P1">myCmps: {</text:p>
      <text:p text:style-name="P1"><text:tab/>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1"><text:tab/>}</text:p>
      <text:p text:style-name="P1"><text:tab/>...</text:p>
      <text:p text:style-name="P1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3">}</text:p>
      <text:p text:style-name="P1"/>
      <text:p text:style-name="P1">teams: <text:span text:style-name="T1">{</text:span></text:p>
      <text:p text:style-name="P1"><text:tab/><text:span text:style-name="T1">id: {</text:span></text:p>
      <text:p text:style-name="P2"><text:tab/><text:tab/><text:span text:style-name="T1">name: &lt;str&gt;</text:span></text:p>
      <text:p text:style-name="P2"><text:tab/><text:tab/><text:span text:style-name="T1">members: {</text:span></text:p>
      <text:p text:style-name="P2"><text:tab/><text:tab/><text:tab/><text:span text:style-name="T1">id: {</text:span></text:p>
      <text:p text:style-name="P2"><text:tab/><text:tab/><text:tab/><text:tab/><text:span text:style-name="T1">first: &lt;str&gt;</text:span></text:p>
      <text:p text:style-name="P2"><text:tab/><text:tab/><text:tab/><text:tab/><text:span text:style-name="T1">last: &lt;str&gt;</text:span></text:p>
      <text:p text:style-name="P2"><text:tab/><text:tab/><text:tab/><text:tab/><text:span text:style-name="T1">email: &lt;str&gt;</text:span></text:p>
      <text:p text:style-name="P2"><text:tab/><text:tab/><text:tab/><text:span text:style-name="T1">}</text:span></text:p>
      <text:p text:style-name="P2"><text:tab/><text:tab/><text:tab/>...</text:p>
      <text:p text:style-name="P2"><text:tab/><text:tab/><text:span text:style-name="T1">}</text:span></text:p>
      <text:p text:style-name="P2"><text:tab/><text:tab/><text:span text:style-name="T1">leadId: &lt;int&gt;</text:span></text:p>
      <text:p text:style-name="P4"><text:tab/><text:tab/>toggled &lt;bool&gt;</text:p>
      <text:p text:style-name="P1"><text:tab/><text:span text:style-name="T1">}</text:span></text:p>
      <text:p text:style-name="P1"><text:tab/>...</text:p>
      <text:p text:style-name="P3">}</text:p>
      <text:p text:style-name="P3"/>
      <text:p text:style-name="P3"/>
      <text:p text:style-name="P6"><text:soft-page-break/>updateTimes: {</text:p>
      <text:p text:style-name="P6"><text:tab/>teams: &lt;date&gt;</text:p>
      <text:p text:style-name="P6"><text:tab/><text:span text:style-name="T3">prs: </text:span>&lt;date&gt;</text:p>
      <text:p text:style-name="P6"><text:tab/><text:span text:style-name="T3">myCmps:</text:span>&lt;date&gt;</text:p>
      <text:p text:style-name="P6"><text:tab/><text:span text:style-name="T3">results: </text:span>&lt;date&gt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24T16:48:50.704730753</dc:date>
    <meta:editing-duration>PT10M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47" meta:word-count="78" meta:character-count="471" meta:non-whitespace-character-count="375"/>
  </office:meta>
</office:document-meta>
</file>